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3.6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language="pt" fo:country="BR" officeooo:rsid="0012dae9" officeooo:paragraph-rsid="0012dae9"/>
    </style:style>
    <style:style style:name="P2" style:family="paragraph" style:parent-style-name="Standard">
      <style:text-properties fo:language="pt" fo:country="BR" officeooo:rsid="0012dae9" officeooo:paragraph-rsid="0012dae9"/>
    </style:style>
    <style:style style:name="P3" style:family="paragraph" style:parent-style-name="Standard">
      <style:text-properties fo:language="pt" fo:country="BR" officeooo:rsid="00143066" officeooo:paragraph-rsid="00143066"/>
    </style:style>
    <style:style style:name="P4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ba462" officeooo:paragraph-rsid="001ba46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c0cde" officeooo:paragraph-rsid="001c0cd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dc62c" officeooo:paragraph-rsid="001dc62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e61ff" officeooo:paragraph-rsid="001e61f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1aaca" officeooo:paragraph-rsid="0021aaca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5fcf6" officeooo:paragraph-rsid="0015fcf6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62014" officeooo:paragraph-rsid="00162014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8f740" officeooo:paragraph-rsid="0018f740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fo:font-weight="bold" officeooo:rsid="001e61ff" officeooo:paragraph-rsid="001e61ff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" fo:language="pt" fo:country="BR" officeooo:rsid="00170a49" officeooo:paragraph-rsid="00170a49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officeooo:rsid="00170a49" officeooo:paragraph-rsid="00170a49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officeooo:rsid="00172f8b" officeooo:paragraph-rsid="00172f8b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bold" officeooo:rsid="0019d796" officeooo:paragraph-rsid="0019d796" style:font-weight-asian="bold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bold" officeooo:rsid="002024f4" officeooo:paragraph-rsid="002024f4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273" officeooo:paragraph-rsid="00155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273" officeooo:paragraph-rsid="00155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f687" officeooo:paragraph-rsid="0033f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f687" officeooo:paragraph-rsid="0033f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9ebe" officeooo:paragraph-rsid="00309e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9ebe" officeooo:paragraph-rsid="00309e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b352" officeooo:paragraph-rsid="0035b3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b352" officeooo:paragraph-rsid="0035b3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16ff" officeooo:paragraph-rsid="003616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a23c3" officeooo:paragraph-rsid="003a23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a23c3" officeooo:paragraph-rsid="003a23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aed37" officeooo:paragraph-rsid="003aed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 style:list-style-name="L8">
      <style:paragraph-properties fo:text-align="start" style:justify-single-word="false"/>
      <style:text-properties fo:color="#009598" style:text-outline="false" style:text-line-through-style="none" style:text-line-through-type="none" style:font-name="Liberation Serif" fo:font-size="12pt" fo:font-style="normal" fo:text-shadow="none" style:text-underline-style="none" fo:font-weight="bold" officeooo:rsid="003a23c3" officeooo:paragraph-rsid="003a23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392de8" officeooo:paragraph-rsid="00392d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2e8f" officeooo:paragraph-rsid="00392e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a23c3" officeooo:paragraph-rsid="003a23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tandard">
      <style:text-properties fo:language="pt" fo:country="BR" fo:font-weight="normal" officeooo:rsid="00143066" officeooo:paragraph-rsid="0014306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pt" fo:country="BR" fo:font-weight="normal" officeooo:rsid="00155273" officeooo:paragraph-rsid="00155273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language="pt" fo:country="BR" fo:font-weight="normal" officeooo:rsid="00172f8b" officeooo:paragraph-rsid="00172f8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72f8b" officeooo:paragraph-rsid="00172f8b" style:font-weight-asian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language="pt" fo:country="BR" fo:font-weight="normal" officeooo:rsid="001b96d8" officeooo:paragraph-rsid="001b96d8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b96d8" officeooo:paragraph-rsid="001b96d8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ba462" officeooo:paragraph-rsid="001ba462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c0cde" officeooo:paragraph-rsid="001c0cd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dc62c" officeooo:paragraph-rsid="001dc62c" style:font-weight-asian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Liberation Serif" fo:language="pt" fo:country="BR" fo:font-weight="normal" officeooo:rsid="002024f4" officeooo:paragraph-rsid="002024f4" style:font-weight-asian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Liberation Serif" fo:language="pt" fo:country="BR" fo:font-weight="bold" officeooo:rsid="002024f4" officeooo:paragraph-rsid="002024f4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024f4" officeooo:paragraph-rsid="002024f4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1aaca" officeooo:paragraph-rsid="0021aaca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262dd" officeooo:paragraph-rsid="002262dd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499b5" officeooo:paragraph-rsid="002499b5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6529f" officeooo:paragraph-rsid="0026529f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a955a" officeooo:paragraph-rsid="002a955a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e4d89" officeooo:paragraph-rsid="002e4d89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normal" officeooo:rsid="0027becd" officeooo:paragraph-rsid="0027becd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normal" officeooo:rsid="0029110b" officeooo:paragraph-rsid="0029110b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fo:font-weight="normal" officeooo:rsid="00162014" officeooo:paragraph-rsid="00162014" style:font-weight-asian="normal" style:font-weight-complex="normal"/>
    </style:style>
    <style:style style:name="P5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fo:font-weight="normal" officeooo:rsid="0018f740" officeooo:paragraph-rsid="0018f740" style:font-weight-asian="normal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language="pt" fo:country="BR" fo:font-weight="normal" officeooo:rsid="00170a49" officeooo:paragraph-rsid="00170a49" style:font-weight-asian="normal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normal" officeooo:rsid="001feeac" officeooo:paragraph-rsid="001feeac" style:font-weight-asian="normal" style:font-weight-complex="normal"/>
    </style:style>
    <style:style style:name="T1" style:family="text">
      <style:text-properties officeooo:rsid="00136b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3f687" style:font-weight-asian="normal" style:font-weight-complex="normal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aaca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color="#ed1c24"/>
    </style:style>
    <style:style style:name="T16" style:family="text">
      <style:text-properties fo:color="#ed1c24" fo:font-style="normal" style:font-style-asian="normal" style:font-style-complex="normal"/>
    </style:style>
    <style:style style:name="T17" style:family="text">
      <style:text-properties fo:color="#ed1c24" officeooo:rsid="0033f6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da impede que uma EC possa aumentar a competência tributária dos entes federados.</text:p>
      <text:p text:style-name="P2"/>
      <text:p text:style-name="P3">A atribuição constitucional de competência tributária compreende a <text:span text:style-name="T2">competência legislativa plena</text:span><text:span text:style-name="T3">.</text:span></text:p>
      <text:p text:style-name="P3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8">Competência Legislativa</text:p>
          </table:table-cell>
          <table:table-cell table:style-name="Table1.B1" office:value-type="string">
            <text:p text:style-name="P19">Competência tributária</text:p>
          </table:table-cell>
          <table:table-cell table:style-name="Table1.C1" office:value-type="string">
            <text:p text:style-name="P19">Instituir tributos</text:p>
          </table:table-cell>
        </table:table-row>
        <table:table-row>
          <table:covered-table-cell/>
          <table:table-cell table:style-name="Table1.B2" office:value-type="string">
            <text:p text:style-name="P19">Competência para legislar sobre Direito Tributário</text:p>
          </table:table-cell>
          <table:table-cell table:style-name="Table1.C2" office:value-type="string">
            <text:p text:style-name="P19">Regras sobre o exercício da competência tributária</text:p>
          </table:table-cell>
        </table:table-row>
      </table:table>
      <text:p text:style-name="P35"/>
      <text:p text:style-name="P9"><text:span text:style-name="T3">CF, Art. 24. Compete à U, E e ao DF legislar </text:span><text:span text:style-name="T2">concorrentemente</text:span><text:span text:style-name="T3"> sobre:</text:span></text:p>
      <text:p text:style-name="P9"><text:span text:style-name="T3">I – </text:span><text:span text:style-name="T2">direito tributário</text:span><text:span text:style-name="T3">, financeiro, penitenciário, econômico e urbanístico;</text:span></text:p>
      <text:p text:style-name="P9"><text:span text:style-name="T3">§1º No âmbito da legislação concorrente, </text:span><text:span text:style-name="T2">a competência da União limitar-se-á a estabelecer normas gerais</text:span><text:span text:style-name="T3">.</text:span></text:p>
      <text:p text:style-name="P9"><text:span text:style-name="T3">§2º A competência da União para legislar sobre normas gerais </text:span><text:span text:style-name="T2">não exclui a competência suplementar dos Estados</text:span><text:span text:style-name="T3">.</text:span></text:p>
      <text:p text:style-name="P10"><text:span text:style-name="T3">§3º Inexistindo lei federal sobre normas gerais, </text:span><text:span text:style-name="T2">os Estados exercerão a competência legislativa plena</text:span><text:span text:style-name="T3">, para atender a suas peculiaridades.</text:span></text:p>
      <text:p text:style-name="P10"><text:span text:style-name="T3">§4º A superveniência de lei federal sobre normas gerais </text:span><text:span text:style-name="T2">suspende</text:span><text:span text:style-name="T3"> a eficácia da lei estadual, no que lhe for contrário.</text:span></text:p>
      <text:p text:style-name="P54"/>
      <text:p text:style-name="P14"><text:span text:style-name="T3">Já no caso dos </text:span><text:span text:style-name="T2">Municípios</text:span><text:span text:style-name="T3">:</text:span></text:p>
      <text:p text:style-name="P13"><text:span text:style-name="T5">CF, Art. 30. Compete aos </text:span><text:span text:style-name="T6">Municípios</text:span><text:span text:style-name="T5">:</text:span></text:p>
      <text:p text:style-name="P13"><text:span text:style-name="T5">II – </text:span><text:span text:style-name="T6">suplementar </text:span><text:span text:style-name="T5">a legislação federal e a estadual no que couber;</text:span></text:p>
      <text:p text:style-name="P56"/>
      <text:p text:style-name="P15"><text:span text:style-name="T3">A </text:span><text:span text:style-name="T2">competência tributária</text:span><text:span text:style-name="T3"> é:</text:span></text:p>
      <text:list xml:id="list4080396839" text:style-name="L1">
        <text:list-item>
          <text:p text:style-name="P36">indelegável;</text:p>
        </text:list-item>
        <text:list-item>
          <text:p text:style-name="P36">imprescritível;</text:p>
        </text:list-item>
        <text:list-item>
          <text:p text:style-name="P36">inalterável;</text:p>
        </text:list-item>
        <text:list-item>
          <text:p text:style-name="P36">irrenunciável; e</text:p>
        </text:list-item>
        <text:list-item>
          <text:p text:style-name="P36">facultativa.</text:p>
        </text:list-item>
      </text:list>
      <text:p text:style-name="P37"/>
      <text:p text:style-name="P11"><text:span text:style-name="T3">CTN, Art. 7º A </text:span><text:span text:style-name="T2">competência tributária</text:span><text:span text:style-name="T3"> é indelegável, </text:span><text:span text:style-name="T2">salvo</text:span><text:span text:style-name="T3"> a atribuição das funções de </text:span><text:span text:style-name="T2">arrecadar ou fiscalizar</text:span><text:span text:style-name="T3"> tributos, ou de executar leis, serviços, atos ou decisões administrativas em matéria tributária, </text:span><text:span text:style-name="T2">conferida por uma PJ de direito público a outra</text:span><text:span text:style-name="T3">.</text:span></text:p>
      <text:p text:style-name="P55"/>
      <text:p text:style-name="P16">Capacidade tributária ativa<text:span text:style-name="T3"> → aptidão para que PJ seja inserida no pólo ativo da relação jurídica constituída com a ocorrência do FG. É o “poder de exigir o tributo”. Só pode ser realizada por </text:span>PJ de direito público<text:span text:style-name="T3">.</text:span></text:p>
      <text:list xml:id="list2723474575" text:style-name="L2">
        <text:list-item>
          <text:p text:style-name="P38">Mas atenção para a literalidade da Súmula 396 do STJ: a Confederação Nacional da Agricultura tem legitimidade ativa para a cobrança da contribuição sindical rural.</text:p>
        </text:list-item>
      </text:list>
      <text:p text:style-name="P39"/>
      <text:p text:style-name="P4"><text:soft-page-break/><text:span text:style-name="T3">A delegação da capacidade tributária ativa </text:span>compreende as garantias e os privilégios processuais que competem à PJ de direito público que a conferir<text:span text:style-name="T3">.</text:span></text:p>
      <text:p text:style-name="P40"/>
      <text:p text:style-name="P5">Atenção!<text:span text:style-name="T3"> PJ de direito </text:span>privado<text:span text:style-name="T3"> pode receber o encargo ou função de arrecadar os tributos – mero recebimento do valor e o seu posterior repasse ao ente instituidor. Não se confunde com a capacidade tributária ativa, visto que esta inclui o poder de fiscalização do cumprimento das obrigações tributárias e cobrança dos tributos devidos.</text:span></text:p>
      <text:p text:style-name="P41"/>
      <text:p text:style-name="P6">Parafiscalidade<text:span text:style-name="T3"> → quando lei que instituiu o tributo nomeia outra PJ para ser sujeito ativo e destina-lhe os recursos arrecadados.</text:span></text:p>
      <text:p text:style-name="P42"/>
      <text:p text:style-name="P7">Competência cumulativa<text:span text:style-name="T3">:</text:span></text:p>
      <text:p text:style-name="P12"><text:span text:style-name="T3">CF, Art. 147. Competem à União, </text:span>em Território Federal<text:span text:style-name="T3">, os impostos estaduais e, </text:span>se o Território não for dividido em Municípios<text:span text:style-name="T3">, </text:span>cumulativamente<text:span text:style-name="T3">, os impostos municipais; ao DF cabem <text:s/>os impostos municipais.</text:span></text:p>
      <text:p text:style-name="P57">Embora a CF mencione apenas “impostos”, <text:s/>esse artigo também é válido aos demais tributos.</text:p>
      <text:p text:style-name="P57"/>
      <text:p text:style-name="P17">Imposto Extraordinário de Guerra<text:span text:style-name="T3">:</text:span></text:p>
      <text:list xml:id="list341643930" text:style-name="L3">
        <text:list-item>
          <text:p text:style-name="P43">instituído por lei ordinária (ou MP);</text:p>
        </text:list-item>
        <text:list-item>
          <text:p text:style-name="P43">temporário, deve ser suprimido em até 5 anos após a celebração da paz;</text:p>
        </text:list-item>
        <text:list-item>
          <text:p text:style-name="P43">pode ser cumulativo;</text:p>
        </text:list-item>
        <text:list-item>
          <text:p text:style-name="P44"><text:span text:style-name="T3">o FG </text:span>não<text:span text:style-name="T3"> é a guerra, mas um fato econômico relacionado ao contribuinte;</text:span></text:p>
        </text:list-item>
        <text:list-item>
          <text:p text:style-name="P44">não<text:span text:style-name="T3"> é possível para guerra interna (guerra civil);</text:span></text:p>
        </text:list-item>
        <text:list-item>
          <text:p text:style-name="P44"><text:span text:style-name="T3">CF permitiu o </text:span><text:span text:style-name="T7">bis in idem </text:span><text:span text:style-name="T11">e a bitributação</text:span><text:span text:style-name="T10">.</text:span></text:p>
        </text:list-item>
      </text:list>
      <text:p text:style-name="P45"/>
      <text:p text:style-name="P8">Bis in idem<text:span text:style-name="T3"> → </text:span><text:span text:style-name="T10">incidência de mais de uma tributação sobre um FG em relação a uma mesma PJ de direito público.</text:span></text:p>
      <text:p text:style-name="P46"/>
      <text:p text:style-name="P8"><text:span text:style-name="T9">Bitributação</text:span><text:span text:style-name="T10"> → ocorre quando mais de um ente federado tributa o mesmo FG. Há invasão de competência tributária.</text:span></text:p>
      <text:p text:style-name="P46"/>
      <text:p text:style-name="P8"><text:span text:style-name="T10">A CF </text:span><text:span text:style-name="T9">não vedou expressamente</text:span><text:span text:style-name="T10"> o </text:span><text:span text:style-name="T3">bis in idem</text:span><text:span text:style-name="T10">.</text:span></text:p>
      <text:p text:style-name="P46"/>
      <text:p text:style-name="P47"><text:span text:style-name="T10">A </text:span><text:span text:style-name="T9">bitributação</text:span><text:span text:style-name="T10"> não é vedada no caso da </text:span><text:span text:style-name="T9">dupla tributação internacional da renda</text:span><text:span text:style-name="T10">. Ex.: cidadão residente no exterior aufere rendimento de aluguéis de imóveis situados no Brasil. A legislação do IR impõe que esse rendimento seja tributado. Supondo que no país estrangeiro desse cidadão a renda auferida no exterior deve ser tributada, o rendimento do aluguel será tributado uma segunda vez.</text:span></text:p>
      <text:p text:style-name="P47"><text:span text:style-name="T10"/></text:p>
      <text:p text:style-name="P48"><text:span text:style-name="T9">Literalidade</text:span><text:span text:style-name="T10"> do trecho de um voto do Min. Carlos Velloso, do STF: o exercício da competência residual é reservado ao legislador </text:span><text:span text:style-name="T12">ordinário</text:span><text:span text:style-name="T10">, e não ao constituinte derivado.</text:span></text:p>
      <text:p text:style-name="P49"><text:span text:style-name="T9"/></text:p>
      <text:p text:style-name="P52"><text:span text:style-name="T9">O </text:span><text:span text:style-name="T13">IEG</text:span><text:span text:style-name="T9"> só pode ser instituído na </text:span><text:span text:style-name="T13">iminência ou no caso de guerra externa</text:span><text:span text:style-name="T9"> e será suprimido gradativamente quando cessadas as causas de sua criação. Sua instituição pode ser por </text:span><text:span text:style-name="T13">lei ordinária</text:span><text:span text:style-name="T9">.</text:span></text:p>
      <text:p text:style-name="P52"><text:span text:style-name="T9"/></text:p>
      <text:p text:style-name="P53"><text:soft-page-break/><text:span text:style-name="T9">A </text:span><text:span text:style-name="T13">competência tributária</text:span><text:span text:style-name="T9"> é indelegável, salvo a atribuição das funções de arrecadar ou fiscalizar tributos, ou de </text:span><text:span text:style-name="T13">executar leis, serviços, atos ou decisões administrativas em matéria tributária, conferida por uma PJ de direito público a outra</text:span><text:span text:style-name="T9">.</text:span></text:p>
      <text:p text:style-name="P53"><text:span text:style-name="T9"/></text:p>
      <text:p text:style-name="P50"><text:span text:style-name="T9">Atenção!</text:span><text:span text:style-name="T10"> De acordo com o art. 6º do CTN, a </text:span><text:span text:style-name="T9">competência tributária compreende a </text:span><text:span text:style-name="T16">competência legislativa plena</text:span><text:span text:style-name="T10">. Assim sendo, a princípio, todos os entes possuem a competência legislativa plena. Contudo, a FGV associa competência legislativa plena ao fato de o ente poder </text:span><text:span text:style-name="T9">disciplinar normas gerais</text:span><text:span text:style-name="T10"> em matéria tributária, conforme estabelece o art. 24, §3º da CF, bem como dispor sobre os tributos de sua competência. Logo, </text:span><text:span text:style-name="T9">apenas a União detém a competência legislativa plena</text:span><text:span text:style-name="T10">.</text:span></text:p>
      <text:p text:style-name="P50"><text:span text:style-name="T10"/></text:p>
      <text:p text:style-name="P51"><text:span text:style-name="T10">Quando a União deixa de editar </text:span><text:span text:style-name="T9">normas gerais</text:span><text:span text:style-name="T10"> sobre matéria tributária, cabe aos Estados a prerrogativa de exercer a </text:span><text:span text:style-name="T9">competência legislativa plena</text:span><text:span text:style-name="T10"> (CF, art. 24, §3º).</text:span></text:p>
      <text:p text:style-name="P48"><text:span text:style-name="T10"/></text:p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2">IMPOSTO DE IMPORTAÇÃO</text:p>
            <text:p text:style-name="P22"><text:span text:style-name="T3"/></text:p>
            <text:p text:style-name="P22">FG<text:span text:style-name="T3">:</text:span></text:p>
            <text:list xml:id="list2045800568" text:style-name="L5">
              <text:list-item>
                <text:p text:style-name="P23"><text:span text:style-name="T3">para o CTN → entrada do produto estrangeiro no território nacional; →</text:span><text:span text:style-name="T4"> </text:span><text:span text:style-name="T17">elemento geográfico</text:span></text:p>
              </text:list-item>
              <text:list-item>
                <text:p text:style-name="P23"><text:span text:style-name="T3">para fins de cálculo, a legislação aduaneira estabeleceu que se considera ocorrido o FG na </text:span>data do registro da DI<text:span text:style-name="T3"> de mercadoria submetida a </text:span><text:span text:style-name="T14">despacho para consumo</text:span><text:span text:style-name="T3">; →</text:span><text:span text:style-name="T4"> </text:span><text:span text:style-name="T17">elemento temporal</text:span></text:p>
                <text:list>
                  <text:list-item>
                    <text:p text:style-name="P20">despacho para consumo = procedimento adotado para mercadorias importadas a título definitivo.</text:p>
                  </text:list-item>
                </text:list>
              </text:list-item>
            </text:list>
            <text:p text:style-name="P21"/>
            <text:p text:style-name="P24">BC e alíquotas<text:span text:style-name="T3">: a BC será:</text:span></text:p>
            <text:list xml:id="list3725432002" text:style-name="L7">
              <text:list-item>
                <text:p text:style-name="P25"><text:span text:style-name="T3">a </text:span><text:span text:style-name="T14">unidade de medida</text:span><text:span text:style-name="T3"> adotada pela lei tributária, no caso de </text:span>alíquota específica<text:span text:style-name="T3">;</text:span></text:p>
              </text:list-item>
              <text:list-item>
                <text:p text:style-name="P25"><text:span text:style-name="T3">o </text:span><text:span text:style-name="T14">preço normal</text:span><text:span text:style-name="T3">, no caso de </text:span>alíquota <text:span text:style-name="T8">ad valorem</text:span><text:span text:style-name="T3">;</text:span></text:p>
                <text:list>
                  <text:list-item>
                    <text:p text:style-name="P25"><text:span text:style-name="T3">atualmente → preço normal = valor aduaneiro;</text:span></text:p>
                  </text:list-item>
                </text:list>
              </text:list-item>
              <text:list-item>
                <text:p text:style-name="P25"><text:span text:style-name="T3">o </text:span><text:span text:style-name="T14">preço de arrematação</text:span><text:span text:style-name="T3">, no caso de </text:span>produto apreendido ou abandonado, levado a leilão<text:span text:style-name="T3">.</text:span></text:p>
              </text:list-item>
            </text:list>
            <text:p text:style-name="P24"><text:span text:style-name="T3"/></text:p>
            <text:p text:style-name="P26"><text:span text:style-name="T3">Quando o CTN estabelece, em seu art. 21, que tanto a BC como as alíquotas do II podem ser alteradas sem necessidade de lei, </text:span>entenda-se que apenas as <text:span text:style-name="T15">alíquotas</text:span> possuem tal flexibilidade<text:span text:style-name="T3">:</text:span></text:p>
            <text:p text:style-name="P26"><text:span text:style-name="T3"/></text:p>
            <text:p text:style-name="P31"><text:span text:style-name="T3">CTN, Art. 21. O Poder Executivo pode, nas condições e nos limites estabelecidos em lei, </text:span>alterar as alíquotas ou as bases de cálculo<text:span text:style-name="T3"> do imposto, a fim de ajustá-lo aos objetivos da política cambial e do comércio exterior.</text:span></text:p>
            <text:p text:style-name="P31"><text:span text:style-name="T3"/></text:p>
            <text:p text:style-name="P32"><text:span text:style-name="T3">A competência para a alteração dessas alíquotas do II não é privativa do PR. É possível outorgá-la à CAMEX.</text:span></text:p>
            <text:p text:style-name="P32"><text:span text:style-name="T3"/></text:p>
            <text:p text:style-name="P33">Contribuintes<text:span text:style-name="T3">:</text:span></text:p>
            <text:list xml:id="list3961163078" text:style-name="L8">
              <text:list-item>
                <text:p text:style-name="P27"><text:span text:style-name="T3">o importador ou quem a lei a ele equiparar;</text:span></text:p>
                <text:list>
                  <text:list-item>
                    <text:p text:style-name="P30"><text:span text:style-name="T3">DL 37/66 define os equiparados a importador:</text:span></text:p>
                    <text:list>
                      <text:list-item>
                        <text:p text:style-name="P30"><text:span text:style-name="T3">o importador, assim considerada qualquer pessoa que promova a entrada de mercadoria estrangeira no Território Nacional;</text:span></text:p>
                      </text:list-item>
                      <text:list-item>
                        <text:p text:style-name="P30"><text:span text:style-name="T3">o destinatário de remessa postal internacional indicado pelo respectivo remetente;</text:span></text:p>
                      </text:list-item>
                      <text:list-item>
                        <text:p text:style-name="P30"><text:soft-page-break/><text:span text:style-name="T3">o adquirente de mercadoria entrepostada.</text:span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3">o arrematante de produtos apreendidos ou abandonados.</text:span></text:p>
              </text:list-item>
            </text:list>
            <text:p text:style-name="P28"><text:span text:style-name="T3"/></text:p>
            <text:p text:style-name="P28"><text:span text:style-name="T3">Na prática, a arrematação não constitui FG do II, por isso o arrematante nem foi eleito como contribuinte do imposto no DL 37/66.</text:span></text:p>
            <text:p text:style-name="P28"><text:span text:style-name="T3"/></text:p>
            <text:p text:style-name="P29">Lançamento<text:span text:style-name="T3">: por homologação.</text:span></text:p>
          </table:table-cell>
        </table:table-row>
      </table:table>
      <text:p text:style-name="P4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fo:language="pt" fo:country="BR" officeooo:rsid="0012dae9" officeooo:paragraph-rsid="0012dae9"/>
    </style:style>
    <style:style style:name="MT1" style:family="text">
      <style:text-properties officeooo:rsid="00136be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<text:span text:style-name="MT1">3</text:span> – <text:span text:style-name="MT1">Competência tributária e impostos de competência da Uni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04:51.466000000</meta:creation-date>
    <dc:date>2018-03-28T11:18:30.528000000</dc:date>
    <meta:editing-duration>PT2H4M42S</meta:editing-duration>
    <meta:editing-cycles>38</meta:editing-cycles>
    <meta:generator>LibreOffice/6.0.1.1$Windows_X86_64 LibreOffice_project/60bfb1526849283ce2491346ed2aa51c465abfe6</meta:generator>
    <meta:document-statistic meta:table-count="2" meta:image-count="0" meta:object-count="0" meta:page-count="4" meta:paragraph-count="70" meta:word-count="1087" meta:character-count="6780" meta:non-whitespace-character-count="5782"/>
  </office:meta>
</office:document-meta>
</file>